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1" style:family="text">
      <style:text-properties officeooo:rsid="00380507"/>
    </style:style>
    <style:style style:name="T2" style:family="text">
      <style:text-properties officeooo:rsid="0039e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 the file "how-it-works.html" page code in this project as the EXACT visual and styling codes reference for this page.</text:p>
      <text:p text:style-name="Text_20_body"/>
      <text:p text:style-name="Text_20_body">Use the EXACT same code FOR style and visual treatment from that file for the page design, including:</text:p>
      <text:p text:style-name="Text_20_body"/>
      <text:p text:style-name="Text_20_body">EXACT color codes</text:p>
      <text:p text:style-name="Text_20_body">EXACT gradient codes</text:p>
      <text:p text:style-name="Text_20_body">EXACT glow effect codes</text:p>
      <text:p text:style-name="Text_20_body">EXACT shadow codes</text:p>
      <text:p text:style-name="Text_20_body">EXACT depth codes</text:p>
      <text:p text:style-name="Text_20_body">EXACT 3D layering codes</text:p>
      <text:p text:style-name="Text_20_body">EXACT lighting effect codes</text:p>
      <text:p text:style-name="Text_20_body">EXACT background treatment codes</text:p>
      <text:p text:style-name="Text_20_body">EXACT background blur codes</text:p>
      <text:p text:style-name="Text_20_body">EXACT vignette codes</text:p>
      <text:p text:style-name="Text_20_body">EXACT texture codes</text:p>
      <text:p text:style-name="Text_20_body">EXACT visual noise codes</text:p>
      <text:p text:style-name="Text_20_body">EXACT typography codes</text:p>
      <text:p text:style-name="Text_20_body">EXACT font weight codes</text:p>
      <text:p text:style-name="Text_20_body">EXACT font spacing codes</text:p>
      <text:p text:style-name="Text_20_body">EXACT text glow codes</text:p>
      <text:p text:style-name="Text_20_body">EXACT text highlight codes</text:p>
      <text:p text:style-name="Text_20_body">EXACT button styling codes</text:p>
      <text:p text:style-name="Text_20_body">EXACT button gradient codes</text:p>
      <text:p text:style-name="Text_20_body">EXACT button hover effect codes</text:p>
      <text:p text:style-name="Text_20_body">EXACT button shadow codes</text:p>
      <text:p text:style-name="Text_20_body">EXACT border codes</text:p>
      <text:p text:style-name="Text_20_body">EXACT border glow codes</text:p>
      <text:p text:style-name="Text_20_body">EXACT edge lighting codes</text:p>
      <text:p text:style-name="Text_20_body"><text:soft-page-break/>EXACT card styling codes</text:p>
      <text:p text:style-name="Text_20_body">EXACT card shadow codes</text:p>
      <text:p text:style-name="Text_20_body">EXACT card hover lift codes</text:p>
      <text:p text:style-name="Text_20_body">EXACT spacing system codes, while still allowing spacing to adapt correctly to pricing cards, add-on cards, and content length</text:p>
      <text:p text:style-name="Text_20_body">EXACT layout structure codes</text:p>
      <text:p text:style-name="Text_20_body">EXACT responsiveness codes</text:p>
      <text:p text:style-name="Text_20_body">EXACT animation codes</text:p>
      <text:p text:style-name="Text_20_body">EXACT transition codes</text:p>
      <text:p text:style-name="Text_20_body">EXACT motion behavior codes</text:p>
      <text:p text:style-name="Text_20_body">EXACT floating effect codes</text:p>
      <text:p text:style-name="Text_20_body">EXACT premium dark 3D appearance codes</text:p>
      <text:p text:style-name="Text_20_body"/>
      <text:p text:style-name="Text_20_body">Use the EXACT same header code, EXACT structure, EXACT layout, EXACT styling codes, and EXACT behavior from "how-it-works.html" page code.</text:p>
      <text:p text:style-name="Text_20_body"/>
      <text:p text:style-name="Text_20_body">Do NOT modify the header.</text:p>
      <text:p text:style-name="Text_20_body">Do NOT restyle the header.</text:p>
      <text:p text:style-name="Text_20_body">Do NOT simplify the header.</text:p>
      <text:p text:style-name="Text_20_body"/>
      <text:p text:style-name="Text_20_body">Use the EXACT same footer code, EXACT structure, EXACT layout, EXACT styling codes, and EXACT behavior from "how-it-works.html" page code.</text:p>
      <text:p text:style-name="Text_20_body"/>
      <text:p text:style-name="Text_20_body">Do NOT modify the footer.</text:p>
      <text:p text:style-name="Text_20_body">Do NOT restyle the footer.</text:p>
      <text:p text:style-name="Text_20_body">Do NOT simplify the footer.</text:p>
      <text:p text:style-name="Text_20_body"/>
      <text:p text:style-name="Text_20_body">Do NOT create a new design direction.</text:p>
      <text:p text:style-name="Text_20_body">Do NOT simplify or flatten the design.</text:p>
      <text:p text:style-name="Text_20_body">Do NOT approximate anything.</text:p>
      <text:p text:style-name="Text_20_body"><text:soft-page-break/>Use the EXACT visual system codes and EXACT design behavior codes from the How It Works page code.</text:p>
      <text:p text:style-name="Text_20_body"/>
      <text:p text:style-name="Text_20_body">Create a clean, modern, high-converting Plans &amp; Pricing page for a business called Results Smart.</text:p>
      <text:p text:style-name="Text_20_body"/>
      <text:p text:style-name="Text_20_body">The design should feel professional and trustworthy—not overly technical—while still using subtle 3D effects from the EXACT depth codes, EXACT 3D layering codes, EXACT card styling codes, EXACT shadow codes, EXACT animation codes, and EXACT transition codes from the "how-it-works.html" page code.</text:p>
      <text:p text:style-name="Text_20_body"/>
      <text:p text:style-name="Text_20_body">Plan cards should pop on hover using the EXACT card hover lift codes and EXACT motion behavior codes from the "how-it-works.html" page code.</text:p>
      <text:p text:style-name="Text_20_body"/>
      <text:p text:style-name="Text_20_body">Use soft edge gradients, smooth transitions, and premium visual depth using the EXACT gradient codes, EXACT edge lighting codes, EXACT glow effect codes, EXACT shadow codes, and EXACT premium dark 3D appearance codes from the "how-it-works.html" page code.</text:p>
      <text:p text:style-name="Text_20_body"/>
      <text:p text:style-name="Text_20_body">VISUAL ELEMENTS &amp; GRAPHICS:</text:p>
      <text:p text:style-name="Text_20_body"/>
      <text:p text:style-name="Text_20_body">Add clean, modern, high-quality visuals only where they support the content.</text:p>
      <text:p text:style-name="Text_20_body"/>
      <text:p text:style-name="Text_20_body">Use subtle premium visual accents and simple modern icons for features using the EXACT glow effect codes, EXACT lighting effect codes, EXACT shadow codes, EXACT depth codes, EXACT card styling codes, and EXACT premium dark 3D appearance codes from the "how-it-works.html" page code.</text:p>
      <text:p text:style-name="Text_20_body"/>
      <text:p text:style-name="Text_20_body">Keep visuals clean, minimal, and uncluttered.</text:p>
      <text:p text:style-name="Text_20_body">Do NOT overdesign the page.</text:p>
      <text:p text:style-name="Text_20_body">Do NOT distract from the pricing comparison.</text:p>
      <text:p text:style-name="Text_20_body"/>
      <text:p text:style-name="Text_20_body">At the very top of the pricing section, add this featured block EXACTLY as written:</text:p>
      <text:p text:style-name="Text_20_body"/>
      <text:p text:style-name="Text_20_body">💬 AI Chat Assistant Included With Every Plan</text:p>
      <text:p text:style-name="Text_20_body"><text:soft-page-break/></text:p>
      <text:p text:style-name="Text_20_body">Every plan includes a custom-built AI chat assistant for your website—trained on your business and your industry so it can accurately answer customer questions.</text:p>
      <text:p text:style-name="Text_20_body"/>
      <text:p text:style-name="Text_20_body">It engages visitors 24/7, builds trust, provides helpful information, and naturally guides them toward taking action—<text:span text:style-name="T1">all </text:span>while collecting contact details and booking appointments.</text:p>
      <text:p text:style-name="Text_20_body"/>
      <text:p text:style-name="Text_20_body">Your new system will start conversations. Getting you golden opportunities you are currently missing out on. Capitaliz<text:span text:style-name="T1">ing</text:span> on every warm lead that visits your site.</text:p>
      <text:p text:style-name="Text_20_body"/>
      <text:p text:style-name="Text_20_body">Below that, create a clean 3-column pricing layout.</text:p>
      <text:p text:style-name="Text_20_body"/>
      <text:p text:style-name="Text_20_body">The middle plan (Smart Growth) must be visually highlighted as Most Popular using the EXACT card styling codes, EXACT color codes, EXACT gradient codes, EXACT border codes, EXACT border glow codes, EXACT typography codes, EXACT spacing system codes, and EXACT layout structure codes from the "how-it-works.html" page code.</text:p>
      <text:p text:style-name="Text_20_body"/>
      <text:p text:style-name="Text_20_body">It may use stronger glow effects, stronger shadow depth, more visual lift, and more pronounced hover pop than the other plan cards, but it must still remain fully consistent with the EXACT overall design system and EXACT premium dark 3D appearance codes from the "how-it-works.html" page code.</text:p>
      <text:p text:style-name="Text_20_body"/>
      <text:p text:style-name="Text_20_body">Do NOT create a different design style for this card.</text:p>
      <text:p text:style-name="Text_20_body">Do NOT use different colors or a different visual language.</text:p>
      <text:p text:style-name="Text_20_body">It should stand out more, but still clearly belong to the same page and same site design system.</text:p>
      <text:p text:style-name="Text_20_body"/>
      <text:p text:style-name="Text_20_body">PLAN 1: SMART START</text:p>
      <text:p text:style-name="Text_20_body"/>
      <text:p text:style-name="Text_20_body">Title:</text:p>
      <text:p text:style-name="Text_20_body">Smart Start</text:p>
      <text:p text:style-name="Text_20_body"/>
      <text:p text:style-name="Text_20_body">Price:</text:p>
      <text:p text:style-name="Text_20_body">$197/month</text:p>
      <text:p text:style-name="Text_20_body"><text:soft-page-break/></text:p>
      <text:p text:style-name="Text_20_body">Setup Fee:</text:p>
      <text:p text:style-name="Text_20_body">$397 one-time</text:p>
      <text:p text:style-name="Text_20_body"/>
      <text:p text:style-name="Text_20_body">Description:</text:p>
      <text:p text:style-name="Text_20_body">Capture every missed call and lead automatically—so nothing slips through the cracks.</text:p>
      <text:p text:style-name="Text_20_body"/>
      <text:p text:style-name="Text_20_body">Features:</text:p>
      <text:p text:style-name="Text_20_body">• Instant missed call text-back (recover calls you would have lost)</text:p>
      <text:p text:style-name="Text_20_body">• Basic SMS follow-up (keeps conversations from dying)</text:p>
      <text:p text:style-name="Text_20_body">• Simple lead capture (every inquiry stored and organized)</text:p>
      <text:p text:style-name="Text_20_body">• New lead alerts (know immediately when someone reaches out)</text:p>
      <text:p text:style-name="Text_20_body">• Basic tagging (clear organization of lead types)</text:p>
      <text:p text:style-name="Text_20_body">• Done-for-you setup</text:p>
      <text:p text:style-name="Text_20_body"/>
      <text:p text:style-name="Text_20_body">Buttons:</text:p>
      <text:p text:style-name="Text_20_body">• Primary: Get Started → https://links.resultssmart.com/payment-link/69cd7752fb727d9c905d3eba</text:p>
      <text:p text:style-name="Text_20_body">• Secondary: Book Demo → /demo</text:p>
      <text:p text:style-name="Text_20_body"/>
      <text:p text:style-name="Text_20_body">Small note:</text:p>
      <text:p text:style-name="Text_20_body">One-time setup required to build and customize your system. No long-term contracts.</text:p>
      <text:p text:style-name="Text_20_body"/>
      <text:p text:style-name="Text_20_body">PLAN 2: SMART GROWTH (Most Popular)</text:p>
      <text:p text:style-name="Text_20_body"/>
      <text:p text:style-name="Text_20_body">Title:</text:p>
      <text:p text:style-name="Text_20_body">Smart Growth</text:p>
      <text:p text:style-name="Text_20_body"/>
      <text:p text:style-name="Text_20_body">Price:</text:p>
      <text:p text:style-name="Text_20_body">$497/month</text:p>
      <text:p text:style-name="Text_20_body"/>
      <text:p text:style-name="Text_20_body"><text:soft-page-break/>Setup Fee:</text:p>
      <text:p text:style-name="Text_20_body">$497 one-time</text:p>
      <text:p text:style-name="Text_20_body"/>
      <text:p text:style-name="Text_20_body">Description:</text:p>
      <text:p text:style-name="Text_20_body">Turn more leads into booked jobs with smarter follow-up, timing, and tracking—automatically.</text:p>
      <text:p text:style-name="Text_20_body"/>
      <text:p text:style-name="Text_20_body">Features:</text:p>
      <text:p text:style-name="Text_20_body">• Everything in Smart Start</text:p>
      <text:p text:style-name="Text_20_body">• Multi-step follow-up system (consistent contact over time)</text:p>
      <text:p text:style-name="Text_20_body">• Smart response logic (adapts based on customer behavior)</text:p>
      <text:p text:style-name="Text_20_body">• Integrated booking system (reduce friction, get more appointments)</text:p>
      <text:p text:style-name="Text_20_body">• Lead pipeline (see exactly where your opportunities stand)</text:p>
      <text:p text:style-name="Text_20_body">• Automated review requests (build reputation consistently)</text:p>
      <text:p text:style-name="Text_20_body">• More complete system setup (everything working together as one system)</text:p>
      <text:p text:style-name="Text_20_body"/>
      <text:p text:style-name="Text_20_body">Buttons:</text:p>
      <text:p text:style-name="Text_20_body">• Primary: Get Started → https://links.resultssmart.com/payment-link/69cd801bc6a0e600f4d06f2d</text:p>
      <text:p text:style-name="Text_20_body">• Secondary: Book Demo → /demo</text:p>
      <text:p text:style-name="Text_20_body"/>
      <text:p text:style-name="Text_20_body">Small note:</text:p>
      <text:p text:style-name="Text_20_body">One-time setup required to build and customize your system. No long-term contracts.</text:p>
      <text:p text:style-name="Text_20_body"/>
      <text:p text:style-name="Text_20_body">PLAN 3: SMART ADVANTAGE</text:p>
      <text:p text:style-name="Text_20_body"/>
      <text:p text:style-name="Text_20_body">Title:</text:p>
      <text:p text:style-name="Text_20_body">Smart Advantage</text:p>
      <text:p text:style-name="Text_20_body"/>
      <text:p text:style-name="Text_20_body">Price:</text:p>
      <text:p text:style-name="Text_20_body">$697/month</text:p>
      <text:p text:style-name="Text_20_body"/>
      <text:p text:style-name="Text_20_body"><text:soft-page-break/>Setup Fee:</text:p>
      <text:p text:style-name="Text_20_body">$697 one-time</text:p>
      <text:p text:style-name="Text_20_body"/>
      <text:p text:style-name="Text_20_body">Description:</text:p>
      <text:p text:style-name="Text_20_body">Fully automate your lead handling and communication so your business runs without you chasing every lead.</text:p>
      <text:p text:style-name="Text_20_body"/>
      <text:p text:style-name="Text_20_body">Features:</text:p>
      <text:p text:style-name="Text_20_body">• Everything in Smart Growth</text:p>
      <text:p text:style-name="Text_20_body">• AI receptionist (handles missed calls automatically)</text:p>
      <text:p text:style-name="Text_20_body">• Full conversation handling (guides leads from first contact to action)</text:p>
      <text:p text:style-name="Text_20_body">• Advanced automation systems (multiple processes working together)</text:p>
      <text:p text:style-name="Text_20_body">• Custom logic (system adapts based on each lead’s behavior)</text:p>
      <text:p text:style-name="Text_20_body">• Re-engagement system (reconnect with old leads automatically)</text:p>
      <text:p text:style-name="Text_20_body">• Advanced tracking and tagging (deeper visibility into lead activity)</text:p>
      <text:p text:style-name="Text_20_body">• Ongoing optimization (improve performance over time)</text:p>
      <text:p text:style-name="Text_20_body">• Priority support</text:p>
      <text:p text:style-name="Text_20_body"/>
      <text:p text:style-name="Text_20_body">Buttons:</text:p>
      <text:p text:style-name="Text_20_body">• Primary: Get Started → https://links.resultssmart.com/payment-link/69cd815afb727d9c905d3ee1</text:p>
      <text:p text:style-name="Text_20_body">• Secondary: Book Demo → /demo</text:p>
      <text:p text:style-name="Text_20_body"/>
      <text:p text:style-name="Text_20_body">Small note:</text:p>
      <text:p text:style-name="Text_20_body">One-time setup required to build and customize your system. No long-term contracts.</text:p>
      <text:p text:style-name="Text_20_body"/>
      <text:p text:style-name="Text_20_body">DESIGN NOTES</text:p>
      <text:p text:style-name="Text_20_body"/>
      <text:p text:style-name="Text_20_body">• Use clean spacing and clear visual hierarchy using the EXACT spacing system codes, EXACT typography codes, EXACT layout structure codes, and EXACT responsiveness codes from the "how-it-works.html" page code</text:p>
      <text:p text:style-name="Text_20_body"><text:soft-page-break/>• Smart Growth plan must be visually emphasized with a badge and slight scale or glow using the EXACT glow effect codes, EXACT card styling codes, EXACT depth codes, EXACT shadow codes, EXACT animation codes, and EXACT transition codes from the "how-it-works.html" page code</text:p>
      <text:p text:style-name="Text_20_body">• Use simple, modern icons for features</text:p>
      <text:p text:style-name="Text_20_body">• Keep language benefit-focused and easy to scan</text:p>
      <text:p text:style-name="Text_20_body">• Use strong, high-contrast buttons using the EXACT button styling codes, EXACT button gradient codes, EXACT button hover effect codes, EXACT button shadow codes, EXACT typography codes, and EXACT spacing system codes from the "how-it-works.html" page code</text:p>
      <text:p text:style-name="Text_20_body">• Make the page fully responsive for mobile using the EXACT responsiveness codes from the "how-it-works.html" page code</text:p>
      <text:p text:style-name="Text_20_body"/>
      <text:p text:style-name="Text_20_body">ADD-ON SECTION (Place below pricing plans)</text:p>
      <text:p text:style-name="Text_20_body"/>
      <text:p text:style-name="Text_20_body">Title:</text:p>
      <text:p text:style-name="Text_20_body">Enhance Your System Performance</text:p>
      <text:p text:style-name="Text_20_body"/>
      <text:p text:style-name="Text_20_body">Subtitle:</text:p>
      <text:p text:style-name="Text_20_body">Optional add-ons to expand functionality, visibility, and lead generation.</text:p>
      <text:p text:style-name="Text_20_body"/>
      <text:p text:style-name="Text_20_body">Display as clean cards or icons using the EXACT card styling codes, EXACT border codes, EXACT edge lighting codes, EXACT shadow codes, EXACT depth codes, EXACT spacing system codes, and EXACT responsiveness codes from the "how-it-works.html" page code.</text:p>
      <text:p text:style-name="Text_20_body"/>
      <text:p text:style-name="Text_20_body">Items:</text:p>
      <text:p text:style-name="Text_20_body">• Social Media Planner (schedule and automate consistent posting)</text:p>
      <text:p text:style-name="Text_20_body">• Ads Manager (run and <text:span text:style-name="T2">analyze</text:span> targeted ad campaigns)</text:p>
      <text:p text:style-name="Text_20_body">• Mobile App (<text:span text:style-name="T2">Run nearly your entire business </text:span>on the go)</text:p>
      <text:p text:style-name="Text_20_body">• Email &amp; SMS Campaign Blasts (send promotions and announcements instantly)</text:p>
      <text:p text:style-name="Text_20_body">• Reputation Booster (accelerate review collection and online credibility)</text:p>
      <text:p text:style-name="Text_20_body">• Advanced Reporting Dashboard (deeper insights into performance and ROI)</text:p>
      <text:p text:style-name="Text_20_body">• Online Visibility Services (dominate online listings)</text:p>
      <text:p text:style-name="Text_20_body">• Custom Website Design (stunning smart sites that convert 24/7)</text:p>
      <text:p text:style-name="Text_20_body"><text:soft-page-break/></text:p>
      <text:p text:style-name="Text_20_body">Small note under section:</text:p>
      <text:p text:style-name="Text_20_body">These tools can be added to any plan to expand functionality and maximize growth.</text:p>
      <text:p text:style-name="Text_20_body"/>
      <text:p text:style-name="Text_20_body">GOAL</text:p>
      <text:p text:style-name="Text_20_body"/>
      <text:p text:style-name="Text_20_body">Make it extremely easy to understand the difference between plans at a glance while reinforcing that this is a system that captures, follows up with, and converts leads—not just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7T13:01:47.626402800</meta:creation-date>
    <dc:date>2026-04-04T16:58:55.606994000</dc:date>
    <meta:editing-duration>PT1H35M39S</meta:editing-duration>
    <meta:editing-cycles>11</meta:editing-cycles>
    <meta:generator>LibreOffice/26.2.1.2$Windows_X86_64 LibreOffice_project/620$Build-2</meta:generator>
    <meta:document-statistic meta:table-count="0" meta:image-count="0" meta:object-count="0" meta:page-count="9" meta:paragraph-count="163" meta:word-count="1404" meta:character-count="9254" meta:non-whitespace-character-count="8020"/>
  </office:meta>
</office:document-meta>
</file>